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formula="of:=VLOOKUP([.C1];[.$E$1:.$F$4];2)" office:value-type="string" office:string-value="bottom" calcext:value-type="string">
            <text:p>bottom</text:p>
          </table:table-cell>
          <table:table-cell table:formula="of:=VLOOKUP([.D1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formula="of:=VLOOKUP([.C2];[.$E$1:.$F$4];2)" office:value-type="string" office:string-value="top" calcext:value-type="string">
            <text:p>top</text:p>
          </table:table-cell>
          <table:table-cell table:formula="of:=VLOOKUP([.D2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ght</text:p>
          </table:table-cell>
        </table:table-row>
        <table:table-row table:style-name="ro1">
          <table:table-cell table:formula="of:=VLOOKUP([.C3];[.$E$1:.$F$4];2)" office:value-type="string" office:string-value="bottom" calcext:value-type="string">
            <text:p>bottom</text:p>
          </table:table-cell>
          <table:table-cell table:formula="of:=VLOOKUP([.D3];[.$G$1:.$H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table:formula="of:=VLOOKUP([.C4];[.$E$1:.$F$4];2)" office:value-type="string" office:string-value="left" calcext:value-type="string">
            <text:p>left</text:p>
          </table:table-cell>
          <table:table-cell table:formula="of:=VLOOKUP([.D4];[.$G$1:.$H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table:formula="of:=VLOOKUP([.C5];[.$E$1:.$F$4];2)" office:value-type="string" office:string-value="right" calcext:value-type="string">
            <text:p>right</text:p>
          </table:table-cell>
          <table:table-cell table:formula="of:=VLOOKUP([.D5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6];[.$E$1:.$F$4];2)" office:value-type="string" office:string-value="right" calcext:value-type="string">
            <text:p>right</text:p>
          </table:table-cell>
          <table:table-cell table:formula="of:=VLOOKUP([.D6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7];[.$E$1:.$F$4];2)" office:value-type="string" office:string-value="top" calcext:value-type="string">
            <text:p>top</text:p>
          </table:table-cell>
          <table:table-cell table:formula="of:=VLOOKUP([.D7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8];[.$E$1:.$F$4];2)" office:value-type="string" office:string-value="left" calcext:value-type="string">
            <text:p>left</text:p>
          </table:table-cell>
          <table:table-cell table:formula="of:=VLOOKUP([.D8];[.$G$1:.$H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9];[.$E$1:.$F$4];2)" office:value-type="string" office:string-value="top" calcext:value-type="string">
            <text:p>top</text:p>
          </table:table-cell>
          <table:table-cell table:formula="of:=VLOOKUP([.D9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10];[.$E$1:.$F$4];2)" office:value-type="string" office:string-value="left" calcext:value-type="string">
            <text:p>left</text:p>
          </table:table-cell>
          <table:table-cell table:formula="of:=VLOOKUP([.D10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1];[.$E$1:.$F$4];2)" office:value-type="string" office:string-value="bottom" calcext:value-type="string">
            <text:p>bottom</text:p>
          </table:table-cell>
          <table:table-cell table:formula="of:=VLOOKUP([.D11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2];[.$E$1:.$F$4];2)" office:value-type="string" office:string-value="left" calcext:value-type="string">
            <text:p>left</text:p>
          </table:table-cell>
          <table:table-cell table:formula="of:=VLOOKUP([.D12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3];[.$E$1:.$F$4];2)" office:value-type="string" office:string-value="bottom" calcext:value-type="string">
            <text:p>bottom</text:p>
          </table:table-cell>
          <table:table-cell table:formula="of:=VLOOKUP([.D13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4];[.$E$1:.$F$4];2)" office:value-type="string" office:string-value="right" calcext:value-type="string">
            <text:p>right</text:p>
          </table:table-cell>
          <table:table-cell table:formula="of:=VLOOKUP([.D14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5];[.$E$1:.$F$4];2)" office:value-type="string" office:string-value="left" calcext:value-type="string">
            <text:p>left</text:p>
          </table:table-cell>
          <table:table-cell table:formula="of:=VLOOKUP([.D15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6];[.$E$1:.$F$4];2)" office:value-type="string" office:string-value="top" calcext:value-type="string">
            <text:p>top</text:p>
          </table:table-cell>
          <table:table-cell table:formula="of:=VLOOKUP([.D16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17];[.$E$1:.$F$4];2)" office:value-type="string" office:string-value="bottom" calcext:value-type="string">
            <text:p>bottom</text:p>
          </table:table-cell>
          <table:table-cell table:formula="of:=VLOOKUP([.D17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8];[.$E$1:.$F$4];2)" office:value-type="string" office:string-value="left" calcext:value-type="string">
            <text:p>left</text:p>
          </table:table-cell>
          <table:table-cell table:formula="of:=VLOOKUP([.D18];[.$G$1:.$H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19];[.$E$1:.$F$4];2)" office:value-type="string" office:string-value="left" calcext:value-type="string">
            <text:p>left</text:p>
          </table:table-cell>
          <table:table-cell table:formula="of:=VLOOKUP([.D19];[.$G$1:.$H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20];[.$E$1:.$F$4];2)" office:value-type="string" office:string-value="top" calcext:value-type="string">
            <text:p>top</text:p>
          </table:table-cell>
          <table:table-cell table:formula="of:=VLOOKUP([.D20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21];[.$E$1:.$F$4];2)" office:value-type="string" office:string-value="left" calcext:value-type="string">
            <text:p>left</text:p>
          </table:table-cell>
          <table:table-cell table:formula="of:=VLOOKUP([.D21];[.$G$1:.$H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22];[.$E$1:.$F$4];2)" office:value-type="string" office:string-value="right" calcext:value-type="string">
            <text:p>right</text:p>
          </table:table-cell>
          <table:table-cell table:formula="of:=VLOOKUP([.D22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23];[.$E$1:.$F$4];2)" office:value-type="string" office:string-value="left" calcext:value-type="string">
            <text:p>left</text:p>
          </table:table-cell>
          <table:table-cell table:formula="of:=VLOOKUP([.D23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24];[.$E$1:.$F$4];2)" office:value-type="string" office:string-value="right" calcext:value-type="string">
            <text:p>right</text:p>
          </table:table-cell>
          <table:table-cell table:formula="of:=VLOOKUP([.D24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25];[.$E$1:.$F$4];2)" office:value-type="string" office:string-value="top" calcext:value-type="string">
            <text:p>top</text:p>
          </table:table-cell>
          <table:table-cell table:formula="of:=VLOOKUP([.D25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26];[.$E$1:.$F$4];2)" office:value-type="string" office:string-value="right" calcext:value-type="string">
            <text:p>right</text:p>
          </table:table-cell>
          <table:table-cell table:formula="of:=VLOOKUP([.D26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27];[.$E$1:.$F$4];2)" office:value-type="string" office:string-value="right" calcext:value-type="string">
            <text:p>right</text:p>
          </table:table-cell>
          <table:table-cell table:formula="of:=VLOOKUP([.D27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28];[.$E$1:.$F$4];2)" office:value-type="string" office:string-value="left" calcext:value-type="string">
            <text:p>left</text:p>
          </table:table-cell>
          <table:table-cell table:formula="of:=VLOOKUP([.D28];[.$G$1:.$H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29];[.$E$1:.$F$4];2)" office:value-type="string" office:string-value="right" calcext:value-type="string">
            <text:p>right</text:p>
          </table:table-cell>
          <table:table-cell table:formula="of:=VLOOKUP([.D29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30];[.$E$1:.$F$4];2)" office:value-type="string" office:string-value="top" calcext:value-type="string">
            <text:p>top</text:p>
          </table:table-cell>
          <table:table-cell table:formula="of:=VLOOKUP([.D30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31];[.$E$1:.$F$4];2)" office:value-type="string" office:string-value="bottom" calcext:value-type="string">
            <text:p>bottom</text:p>
          </table:table-cell>
          <table:table-cell table:formula="of:=VLOOKUP([.D31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32];[.$E$1:.$F$4];2)" office:value-type="string" office:string-value="top" calcext:value-type="string">
            <text:p>top</text:p>
          </table:table-cell>
          <table:table-cell table:formula="of:=VLOOKUP([.D32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33];[.$E$1:.$F$4];2)" office:value-type="string" office:string-value="left" calcext:value-type="string">
            <text:p>left</text:p>
          </table:table-cell>
          <table:table-cell table:formula="of:=VLOOKUP([.D33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34];[.$E$1:.$F$4];2)" office:value-type="string" office:string-value="right" calcext:value-type="string">
            <text:p>right</text:p>
          </table:table-cell>
          <table:table-cell table:formula="of:=VLOOKUP([.D34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35];[.$E$1:.$F$4];2)" office:value-type="string" office:string-value="right" calcext:value-type="string">
            <text:p>right</text:p>
          </table:table-cell>
          <table:table-cell table:formula="of:=VLOOKUP([.D35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36];[.$E$1:.$F$4];2)" office:value-type="string" office:string-value="top" calcext:value-type="string">
            <text:p>top</text:p>
          </table:table-cell>
          <table:table-cell table:formula="of:=VLOOKUP([.D36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37];[.$E$1:.$F$4];2)" office:value-type="string" office:string-value="left" calcext:value-type="string">
            <text:p>left</text:p>
          </table:table-cell>
          <table:table-cell table:formula="of:=VLOOKUP([.D37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38];[.$E$1:.$F$4];2)" office:value-type="string" office:string-value="right" calcext:value-type="string">
            <text:p>right</text:p>
          </table:table-cell>
          <table:table-cell table:formula="of:=VLOOKUP([.D38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39];[.$E$1:.$F$4];2)" office:value-type="string" office:string-value="left" calcext:value-type="string">
            <text:p>left</text:p>
          </table:table-cell>
          <table:table-cell table:formula="of:=VLOOKUP([.D39];[.$G$1:.$H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40];[.$E$1:.$F$4];2)" office:value-type="string" office:string-value="top" calcext:value-type="string">
            <text:p>top</text:p>
          </table:table-cell>
          <table:table-cell table:formula="of:=VLOOKUP([.D40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41];[.$E$1:.$F$4];2)" office:value-type="string" office:string-value="top" calcext:value-type="string">
            <text:p>top</text:p>
          </table:table-cell>
          <table:table-cell table:formula="of:=VLOOKUP([.D41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42];[.$E$1:.$F$4];2)" office:value-type="string" office:string-value="right" calcext:value-type="string">
            <text:p>right</text:p>
          </table:table-cell>
          <table:table-cell table:formula="of:=VLOOKUP([.D42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43];[.$E$1:.$F$4];2)" office:value-type="string" office:string-value="top" calcext:value-type="string">
            <text:p>top</text:p>
          </table:table-cell>
          <table:table-cell table:formula="of:=VLOOKUP([.D43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44];[.$E$1:.$F$4];2)" office:value-type="string" office:string-value="bottom" calcext:value-type="string">
            <text:p>bottom</text:p>
          </table:table-cell>
          <table:table-cell table:formula="of:=VLOOKUP([.D44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45];[.$E$1:.$F$4];2)" office:value-type="string" office:string-value="top" calcext:value-type="string">
            <text:p>top</text:p>
          </table:table-cell>
          <table:table-cell table:formula="of:=VLOOKUP([.D45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46];[.$E$1:.$F$4];2)" office:value-type="string" office:string-value="top" calcext:value-type="string">
            <text:p>top</text:p>
          </table:table-cell>
          <table:table-cell table:formula="of:=VLOOKUP([.D46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47];[.$E$1:.$F$4];2)" office:value-type="string" office:string-value="right" calcext:value-type="string">
            <text:p>right</text:p>
          </table:table-cell>
          <table:table-cell table:formula="of:=VLOOKUP([.D47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48];[.$E$1:.$F$4];2)" office:value-type="string" office:string-value="top" calcext:value-type="string">
            <text:p>top</text:p>
          </table:table-cell>
          <table:table-cell table:formula="of:=VLOOKUP([.D48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49];[.$E$1:.$F$4];2)" office:value-type="string" office:string-value="top" calcext:value-type="string">
            <text:p>top</text:p>
          </table:table-cell>
          <table:table-cell table:formula="of:=VLOOKUP([.D49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50];[.$E$1:.$F$4];2)" office:value-type="string" office:string-value="bottom" calcext:value-type="string">
            <text:p>bottom</text:p>
          </table:table-cell>
          <table:table-cell table:formula="of:=VLOOKUP([.D50];[.$G$1:.$H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51];[.$E$1:.$F$4];2)" office:value-type="string" office:string-value="top" calcext:value-type="string">
            <text:p>top</text:p>
          </table:table-cell>
          <table:table-cell table:formula="of:=VLOOKUP([.D51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52];[.$E$1:.$F$4];2)" office:value-type="string" office:string-value="right" calcext:value-type="string">
            <text:p>right</text:p>
          </table:table-cell>
          <table:table-cell table:formula="of:=VLOOKUP([.D52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53];[.$E$1:.$F$4];2)" office:value-type="string" office:string-value="bottom" calcext:value-type="string">
            <text:p>bottom</text:p>
          </table:table-cell>
          <table:table-cell table:formula="of:=VLOOKUP([.D53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54];[.$E$1:.$F$4];2)" office:value-type="string" office:string-value="right" calcext:value-type="string">
            <text:p>right</text:p>
          </table:table-cell>
          <table:table-cell table:formula="of:=VLOOKUP([.D54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55];[.$E$1:.$F$4];2)" office:value-type="string" office:string-value="bottom" calcext:value-type="string">
            <text:p>bottom</text:p>
          </table:table-cell>
          <table:table-cell table:formula="of:=VLOOKUP([.D55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56];[.$E$1:.$F$4];2)" office:value-type="string" office:string-value="right" calcext:value-type="string">
            <text:p>right</text:p>
          </table:table-cell>
          <table:table-cell table:formula="of:=VLOOKUP([.D56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57];[.$E$1:.$F$4];2)" office:value-type="string" office:string-value="right" calcext:value-type="string">
            <text:p>right</text:p>
          </table:table-cell>
          <table:table-cell table:formula="of:=VLOOKUP([.D57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58];[.$E$1:.$F$4];2)" office:value-type="string" office:string-value="left" calcext:value-type="string">
            <text:p>left</text:p>
          </table:table-cell>
          <table:table-cell table:formula="of:=VLOOKUP([.D58];[.$G$1:.$H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59];[.$E$1:.$F$4];2)" office:value-type="string" office:string-value="left" calcext:value-type="string">
            <text:p>left</text:p>
          </table:table-cell>
          <table:table-cell table:formula="of:=VLOOKUP([.D59];[.$G$1:.$H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60];[.$E$1:.$F$4];2)" office:value-type="string" office:string-value="bottom" calcext:value-type="string">
            <text:p>bottom</text:p>
          </table:table-cell>
          <table:table-cell table:formula="of:=VLOOKUP([.D60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61];[.$E$1:.$F$4];2)" office:value-type="string" office:string-value="bottom" calcext:value-type="string">
            <text:p>bottom</text:p>
          </table:table-cell>
          <table:table-cell table:formula="of:=VLOOKUP([.D61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62];[.$E$1:.$F$4];2)" office:value-type="string" office:string-value="top" calcext:value-type="string">
            <text:p>top</text:p>
          </table:table-cell>
          <table:table-cell table:formula="of:=VLOOKUP([.D62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63];[.$E$1:.$F$4];2)" office:value-type="string" office:string-value="top" calcext:value-type="string">
            <text:p>top</text:p>
          </table:table-cell>
          <table:table-cell table:formula="of:=VLOOKUP([.D63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64];[.$E$1:.$F$4];2)" office:value-type="string" office:string-value="right" calcext:value-type="string">
            <text:p>right</text:p>
          </table:table-cell>
          <table:table-cell table:formula="of:=VLOOKUP([.D64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65];[.$E$1:.$F$4];2)" office:value-type="string" office:string-value="left" calcext:value-type="string">
            <text:p>left</text:p>
          </table:table-cell>
          <table:table-cell table:formula="of:=VLOOKUP([.D65];[.$G$1:.$H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66];[.$E$1:.$F$4];2)" office:value-type="string" office:string-value="right" calcext:value-type="string">
            <text:p>right</text:p>
          </table:table-cell>
          <table:table-cell table:formula="of:=VLOOKUP([.D66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67];[.$E$1:.$F$4];2)" office:value-type="string" office:string-value="right" calcext:value-type="string">
            <text:p>right</text:p>
          </table:table-cell>
          <table:table-cell table:formula="of:=VLOOKUP([.D67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68];[.$E$1:.$F$4];2)" office:value-type="string" office:string-value="bottom" calcext:value-type="string">
            <text:p>bottom</text:p>
          </table:table-cell>
          <table:table-cell table:formula="of:=VLOOKUP([.D68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69];[.$E$1:.$F$4];2)" office:value-type="string" office:string-value="right" calcext:value-type="string">
            <text:p>right</text:p>
          </table:table-cell>
          <table:table-cell table:formula="of:=VLOOKUP([.D69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70];[.$E$1:.$F$4];2)" office:value-type="string" office:string-value="top" calcext:value-type="string">
            <text:p>top</text:p>
          </table:table-cell>
          <table:table-cell table:formula="of:=VLOOKUP([.D70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71];[.$E$1:.$F$4];2)" office:value-type="string" office:string-value="bottom" calcext:value-type="string">
            <text:p>bottom</text:p>
          </table:table-cell>
          <table:table-cell table:formula="of:=VLOOKUP([.D71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72];[.$E$1:.$F$4];2)" office:value-type="string" office:string-value="left" calcext:value-type="string">
            <text:p>left</text:p>
          </table:table-cell>
          <table:table-cell table:formula="of:=VLOOKUP([.D72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73];[.$E$1:.$F$4];2)" office:value-type="string" office:string-value="right" calcext:value-type="string">
            <text:p>right</text:p>
          </table:table-cell>
          <table:table-cell table:formula="of:=VLOOKUP([.D73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74];[.$E$1:.$F$4];2)" office:value-type="string" office:string-value="left" calcext:value-type="string">
            <text:p>left</text:p>
          </table:table-cell>
          <table:table-cell table:formula="of:=VLOOKUP([.D74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75];[.$E$1:.$F$4];2)" office:value-type="string" office:string-value="left" calcext:value-type="string">
            <text:p>left</text:p>
          </table:table-cell>
          <table:table-cell table:formula="of:=VLOOKUP([.D75];[.$G$1:.$H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76];[.$E$1:.$F$4];2)" office:value-type="string" office:string-value="right" calcext:value-type="string">
            <text:p>right</text:p>
          </table:table-cell>
          <table:table-cell table:formula="of:=VLOOKUP([.D76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77];[.$E$1:.$F$4];2)" office:value-type="string" office:string-value="top" calcext:value-type="string">
            <text:p>top</text:p>
          </table:table-cell>
          <table:table-cell table:formula="of:=VLOOKUP([.D77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78];[.$E$1:.$F$4];2)" office:value-type="string" office:string-value="right" calcext:value-type="string">
            <text:p>right</text:p>
          </table:table-cell>
          <table:table-cell table:formula="of:=VLOOKUP([.D78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79];[.$E$1:.$F$4];2)" office:value-type="string" office:string-value="top" calcext:value-type="string">
            <text:p>top</text:p>
          </table:table-cell>
          <table:table-cell table:formula="of:=VLOOKUP([.D79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80];[.$E$1:.$F$4];2)" office:value-type="string" office:string-value="right" calcext:value-type="string">
            <text:p>right</text:p>
          </table:table-cell>
          <table:table-cell table:formula="of:=VLOOKUP([.D80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81];[.$E$1:.$F$4];2)" office:value-type="string" office:string-value="right" calcext:value-type="string">
            <text:p>right</text:p>
          </table:table-cell>
          <table:table-cell table:formula="of:=VLOOKUP([.D81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82];[.$E$1:.$F$4];2)" office:value-type="string" office:string-value="bottom" calcext:value-type="string">
            <text:p>bottom</text:p>
          </table:table-cell>
          <table:table-cell table:formula="of:=VLOOKUP([.D82];[.$G$1:.$H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83];[.$E$1:.$F$4];2)" office:value-type="string" office:string-value="bottom" calcext:value-type="string">
            <text:p>bottom</text:p>
          </table:table-cell>
          <table:table-cell table:formula="of:=VLOOKUP([.D83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84];[.$E$1:.$F$4];2)" office:value-type="string" office:string-value="left" calcext:value-type="string">
            <text:p>left</text:p>
          </table:table-cell>
          <table:table-cell table:formula="of:=VLOOKUP([.D84];[.$G$1:.$H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85];[.$E$1:.$F$4];2)" office:value-type="string" office:string-value="left" calcext:value-type="string">
            <text:p>left</text:p>
          </table:table-cell>
          <table:table-cell table:formula="of:=VLOOKUP([.D85];[.$G$1:.$H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86];[.$E$1:.$F$4];2)" office:value-type="string" office:string-value="bottom" calcext:value-type="string">
            <text:p>bottom</text:p>
          </table:table-cell>
          <table:table-cell table:formula="of:=VLOOKUP([.D86];[.$G$1:.$H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87];[.$E$1:.$F$4];2)" office:value-type="string" office:string-value="right" calcext:value-type="string">
            <text:p>right</text:p>
          </table:table-cell>
          <table:table-cell table:formula="of:=VLOOKUP([.D87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88];[.$E$1:.$F$4];2)" office:value-type="string" office:string-value="bottom" calcext:value-type="string">
            <text:p>bottom</text:p>
          </table:table-cell>
          <table:table-cell table:formula="of:=VLOOKUP([.D88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89];[.$E$1:.$F$4];2)" office:value-type="string" office:string-value="left" calcext:value-type="string">
            <text:p>left</text:p>
          </table:table-cell>
          <table:table-cell table:formula="of:=VLOOKUP([.D89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90];[.$E$1:.$F$4];2)" office:value-type="string" office:string-value="bottom" calcext:value-type="string">
            <text:p>bottom</text:p>
          </table:table-cell>
          <table:table-cell table:formula="of:=VLOOKUP([.D90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91];[.$E$1:.$F$4];2)" office:value-type="string" office:string-value="bottom" calcext:value-type="string">
            <text:p>bottom</text:p>
          </table:table-cell>
          <table:table-cell table:formula="of:=VLOOKUP([.D91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92];[.$E$1:.$F$4];2)" office:value-type="string" office:string-value="bottom" calcext:value-type="string">
            <text:p>bottom</text:p>
          </table:table-cell>
          <table:table-cell table:formula="of:=VLOOKUP([.D92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93];[.$E$1:.$F$4];2)" office:value-type="string" office:string-value="top" calcext:value-type="string">
            <text:p>top</text:p>
          </table:table-cell>
          <table:table-cell table:formula="of:=VLOOKUP([.D93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94];[.$E$1:.$F$4];2)" office:value-type="string" office:string-value="top" calcext:value-type="string">
            <text:p>top</text:p>
          </table:table-cell>
          <table:table-cell table:formula="of:=VLOOKUP([.D94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95];[.$E$1:.$F$4];2)" office:value-type="string" office:string-value="top" calcext:value-type="string">
            <text:p>top</text:p>
          </table:table-cell>
          <table:table-cell table:formula="of:=VLOOKUP([.D95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96];[.$E$1:.$F$4];2)" office:value-type="string" office:string-value="bottom" calcext:value-type="string">
            <text:p>bottom</text:p>
          </table:table-cell>
          <table:table-cell table:formula="of:=VLOOKUP([.D96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97];[.$E$1:.$F$4];2)" office:value-type="string" office:string-value="top" calcext:value-type="string">
            <text:p>top</text:p>
          </table:table-cell>
          <table:table-cell table:formula="of:=VLOOKUP([.D97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98];[.$E$1:.$F$4];2)" office:value-type="string" office:string-value="bottom" calcext:value-type="string">
            <text:p>bottom</text:p>
          </table:table-cell>
          <table:table-cell table:formula="of:=VLOOKUP([.D98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99];[.$E$1:.$F$4];2)" office:value-type="string" office:string-value="bottom" calcext:value-type="string">
            <text:p>bottom</text:p>
          </table:table-cell>
          <table:table-cell table:formula="of:=VLOOKUP([.D99];[.$G$1:.$H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00];[.$E$1:.$F$4];2)" office:value-type="string" office:string-value="bottom" calcext:value-type="string">
            <text:p>bottom</text:p>
          </table:table-cell>
          <table:table-cell table:formula="of:=VLOOKUP([.D100];[.$G$1:.$H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101];[.$E$1:.$F$4];2)" office:value-type="string" office:string-value="bottom" calcext:value-type="string">
            <text:p>bottom</text:p>
          </table:table-cell>
          <table:table-cell table:formula="of:=VLOOKUP([.D101];[.$G$1:.$H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02];[.$E$1:.$F$4];2)" office:value-type="string" office:string-value="right" calcext:value-type="string">
            <text:p>right</text:p>
          </table:table-cell>
          <table:table-cell table:formula="of:=VLOOKUP([.D102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03];[.$E$1:.$F$4];2)" office:value-type="string" office:string-value="right" calcext:value-type="string">
            <text:p>right</text:p>
          </table:table-cell>
          <table:table-cell table:formula="of:=VLOOKUP([.D103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104];[.$E$1:.$F$4];2)" office:value-type="string" office:string-value="top" calcext:value-type="string">
            <text:p>top</text:p>
          </table:table-cell>
          <table:table-cell table:formula="of:=VLOOKUP([.D104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05];[.$E$1:.$F$4];2)" office:value-type="string" office:string-value="bottom" calcext:value-type="string">
            <text:p>bottom</text:p>
          </table:table-cell>
          <table:table-cell table:formula="of:=VLOOKUP([.D105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06];[.$E$1:.$F$4];2)" office:value-type="string" office:string-value="bottom" calcext:value-type="string">
            <text:p>bottom</text:p>
          </table:table-cell>
          <table:table-cell table:formula="of:=VLOOKUP([.D106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07];[.$E$1:.$F$4];2)" office:value-type="string" office:string-value="right" calcext:value-type="string">
            <text:p>right</text:p>
          </table:table-cell>
          <table:table-cell table:formula="of:=VLOOKUP([.D107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08];[.$E$1:.$F$4];2)" office:value-type="string" office:string-value="bottom" calcext:value-type="string">
            <text:p>bottom</text:p>
          </table:table-cell>
          <table:table-cell table:formula="of:=VLOOKUP([.D108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09];[.$E$1:.$F$4];2)" office:value-type="string" office:string-value="right" calcext:value-type="string">
            <text:p>right</text:p>
          </table:table-cell>
          <table:table-cell table:formula="of:=VLOOKUP([.D109];[.$G$1:.$H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110];[.$E$1:.$F$4];2)" office:value-type="string" office:string-value="top" calcext:value-type="string">
            <text:p>top</text:p>
          </table:table-cell>
          <table:table-cell table:formula="of:=VLOOKUP([.D110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111];[.$E$1:.$F$4];2)" office:value-type="string" office:string-value="right" calcext:value-type="string">
            <text:p>right</text:p>
          </table:table-cell>
          <table:table-cell table:formula="of:=VLOOKUP([.D111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12];[.$E$1:.$F$4];2)" office:value-type="string" office:string-value="bottom" calcext:value-type="string">
            <text:p>bottom</text:p>
          </table:table-cell>
          <table:table-cell table:formula="of:=VLOOKUP([.D112];[.$G$1:.$H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13];[.$E$1:.$F$4];2)" office:value-type="string" office:string-value="bottom" calcext:value-type="string">
            <text:p>bottom</text:p>
          </table:table-cell>
          <table:table-cell table:formula="of:=VLOOKUP([.D113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14];[.$E$1:.$F$4];2)" office:value-type="string" office:string-value="bottom" calcext:value-type="string">
            <text:p>bottom</text:p>
          </table:table-cell>
          <table:table-cell table:formula="of:=VLOOKUP([.D114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15];[.$E$1:.$F$4];2)" office:value-type="string" office:string-value="left" calcext:value-type="string">
            <text:p>left</text:p>
          </table:table-cell>
          <table:table-cell table:formula="of:=VLOOKUP([.D115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16];[.$E$1:.$F$4];2)" office:value-type="string" office:string-value="bottom" calcext:value-type="string">
            <text:p>bottom</text:p>
          </table:table-cell>
          <table:table-cell table:formula="of:=VLOOKUP([.D116];[.$G$1:.$H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17];[.$E$1:.$F$4];2)" office:value-type="string" office:string-value="top" calcext:value-type="string">
            <text:p>top</text:p>
          </table:table-cell>
          <table:table-cell table:formula="of:=VLOOKUP([.D117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118];[.$E$1:.$F$4];2)" office:value-type="string" office:string-value="bottom" calcext:value-type="string">
            <text:p>bottom</text:p>
          </table:table-cell>
          <table:table-cell table:formula="of:=VLOOKUP([.D118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19];[.$E$1:.$F$4];2)" office:value-type="string" office:string-value="right" calcext:value-type="string">
            <text:p>right</text:p>
          </table:table-cell>
          <table:table-cell table:formula="of:=VLOOKUP([.D119];[.$G$1:.$H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20];[.$E$1:.$F$4];2)" office:value-type="string" office:string-value="top" calcext:value-type="string">
            <text:p>top</text:p>
          </table:table-cell>
          <table:table-cell table:formula="of:=VLOOKUP([.D120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21];[.$E$1:.$F$4];2)" office:value-type="string" office:string-value="right" calcext:value-type="string">
            <text:p>right</text:p>
          </table:table-cell>
          <table:table-cell table:formula="of:=VLOOKUP([.D121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22];[.$E$1:.$F$4];2)" office:value-type="string" office:string-value="top" calcext:value-type="string">
            <text:p>top</text:p>
          </table:table-cell>
          <table:table-cell table:formula="of:=VLOOKUP([.D122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VLOOKUP([.C123];[.$E$1:.$F$4];2)" office:value-type="string" office:string-value="top" calcext:value-type="string">
            <text:p>top</text:p>
          </table:table-cell>
          <table:table-cell table:formula="of:=VLOOKUP([.D123];[.$G$1:.$H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VLOOKUP([.C124];[.$E$1:.$F$4];2)" office:value-type="string" office:string-value="right" calcext:value-type="string">
            <text:p>right</text:p>
          </table:table-cell>
          <table:table-cell table:formula="of:=VLOOKUP([.D124];[.$G$1:.$H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VLOOKUP([.C125];[.$E$1:.$F$4];2)" office:value-type="string" office:string-value="top" calcext:value-type="string">
            <text:p>top</text:p>
          </table:table-cell>
          <table:table-cell table:formula="of:=VLOOKUP([.D125];[.$G$1:.$H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00/00/00</text:date>, <text:time style:data-style-name="N2" text:time-value="20:02:53.81756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9:37:21.562324000</meta:creation-date>
    <dc:date>2019-04-11T20:03:31.572204000</dc:date>
    <meta:editing-duration>PT2M33S</meta:editing-duration>
    <meta:editing-cycles>4</meta:editing-cycles>
    <meta:generator>LibreOffice/6.0.2.1$MacOSX_X86_64 LibreOffice_project/f7f06a8f319e4b62f9bc5095aa112a65d2f3ac89</meta:generator>
    <meta:document-statistic meta:table-count="1" meta:cell-count="514" meta:object-count="0"/>
  </office:meta>
</office:document-meta>
</file>